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19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28.66mm" fo:break-before="auto" style:use-optimal-row-height="true"/>
    </style:style>
    <style:style style:name="ro2" style:family="table-row">
      <style:table-row-properties style:row-height="52.92mm" fo:break-before="auto" style:use-optimal-row-height="true"/>
    </style:style>
    <style:style style:name="ro3" style:family="table-row">
      <style:table-row-properties style:row-height="76.73mm" fo:break-before="auto" style:use-optimal-row-height="true"/>
    </style:style>
    <style:style style:name="ro4" style:family="table-row">
      <style:table-row-properties style:row-height="71.88mm" fo:break-before="auto" style:use-optimal-row-height="true"/>
    </style:style>
    <style:style style:name="ro5" style:family="table-row">
      <style:table-row-properties style:row-height="300.46mm" fo:break-before="auto" style:use-optimal-row-height="true"/>
    </style:style>
    <style:style style:name="ro6" style:family="table-row">
      <style:table-row-properties style:row-height="167.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9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5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number-columns-repeated="972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How did the course meet your learning objectives?</text:p>
          </table:table-cell>
          <table:table-cell table:style-name="ce1" office:value-type="string" calcext:value-type="string">
            <text:p>How was the duration of the course?</text:p>
          </table:table-cell>
          <table:table-cell table:number-columns-repeated="2"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useful were the training material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Will you recommend this document to other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If you have Linux / Android project opportunities, will you use this document again in the future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important are printed material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Did instructor oral explanations add value to the lecture materials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How much value did the instructor add to lecture materials?</text:p>
          </table:table-cell>
          <table:table-cell table:style-name="ce1" office:value-type="string" calcext:value-type="string">
            <text:p>Suggestions and comments</text:p>
          </table:table-cell>
          <table:table-cell table:style-name="ce1" office:value-type="string" calcext:value-type="string">
            <text:p>Was the instructor helpful with practical lab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o you rate the training equipment (mainly computers)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well was the course organized (program, registration, schedule...)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much did you learn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useful should this course be in your daily job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Would you recommend this course to other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Overall rating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Further training needs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How did the course meet your learning objectives?</text:p>
          </table:table-cell>
          <table:table-cell table:style-name="ce1" office:value-type="string" calcext:value-type="string">
            <text:p>What part(s) of the course did you like most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hat part(s) of the course did you like least?</text:p>
          </table:table-cell>
          <table:table-cell table:style-name="ce1" office:value-type="string" calcext:value-type="string">
            <text:p>What reasons prompted you to choose Bootlin?</text:p>
          </table:table-cell>
          <table:table-cell table:style-name="ce1" office:value-type="string" calcext:value-type="string">
            <text:p>How did you first learn about Bootlin?</text:p>
          </table:table-cell>
          <table:table-cell table:style-name="ce1" office:value-type="string" calcext:value-type="string">
            <text:p>Interested in other types of embedded Linux engineering services?</text:p>
          </table:table-cell>
          <table:table-cell table:style-name="ce1" office:value-type="string" calcext:value-type="string">
            <text:p>Comments and expectations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o you rate training conditions (room size, equipment, environment)?</text:p>
          </table:table-cell>
          <table:table-cell table:style-name="ce1" office:value-type="string" calcext:value-type="string">
            <text:p>How useful were the practical demos?</text:p>
          </table:table-cell>
          <table:table-cell table:number-columns-repeated="2"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ifficult were the training labs?</text:p>
          </table:table-cell>
          <table:table-cell table:style-name="ce1" office:value-type="string" calcext:value-type="string">
            <text:p>Was enough time dedicated to practical demo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knowledgeable was the instructor?</text:p>
          </table:table-cell>
          <table:table-cell table:style-name="ce1" office:value-type="string" calcext:value-type="string">
            <text:p>Please tell us why you need or don't need paper printed materials</text:p>
          </table:table-cell>
          <table:table-cell table:style-name="ce1" office:value-type="string" calcext:value-type="string">
            <text:p>How far do you come from?</text:p>
          </table:table-cell>
          <table:table-cell table:number-columns-repeated="972"/>
        </table:table-row>
        <table:table-row table:style-name="ro2">
          <table:table-cell office:value-type="date" office:date-value="2020-12-17T17:37:32.086" calcext:value-type="date">
            <text:p>12/17/2020 17:37:3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vice Driver programming and Device tree tweaking</text:p>
          </table:table-cell>
          <table:table-cell/>
          <table:table-cell table:style-name="Default"/>
          <table:table-cell office:value-type="string" calcext:value-type="string">
            <text:p>Availability of online sessions, Open training materials that can be checked in advance, Language, Cost</text:p>
          </table:table-cell>
          <table:table-cell office:value-type="string" calcext:value-type="string">
            <text:p>Course recommended by previous participants</text:p>
          </table:table-cell>
          <table:table-cell office:value-type="string" calcext:value-type="string">
            <text:p>Linux board support package development, Power management, Development of real-time systems, Root filesystem development</text:p>
          </table:table-cell>
          <table:table-cell office:value-type="string" calcext:value-type="string">
            <text:p>Overall it was really goo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date" office:date-value="2020-12-17T17:39:34.128" calcext:value-type="date">
            <text:p>12/17/2020 17:39:3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Would have preferred less time spent on the Linux basics and more time actually working on drivers and learning about the kernel systems.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he labs are a great resource for learning.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Deeper dives into particular driver subsystems such as PCIe and USB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ailed dives into different kernel systems.</text:p>
          </table:table-cell>
          <table:table-cell/>
          <table:table-cell office:value-type="string" calcext:value-type="string">
            <text:p>Going over the embedded basics and the kernel licensing. It was material that I already knew and for the licensing there are better writeups available that people who are interested could read on their own time.</text:p>
          </table:table-cell>
          <table:table-cell office:value-type="string" calcext:value-type="string">
            <text:p>Availability of online sessions, Open training materials that can be checked in advance</text:p>
          </table:table-cell>
          <table:table-cell office:value-type="string" calcext:value-type="string">
            <text:p>Technical resources on the Bootlin website</text:p>
          </table:table-cell>
          <table:table-cell office:value-type="string" calcext:value-type="string">
            <text:p>Boot time reduction, Power management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ith the online course it was not ideal watching the demos. Doing them later on my own time was valuable though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2">
          <table:table-cell office:value-type="date" office:date-value="2020-12-17T17:42:45.612" calcext:value-type="date">
            <text:p>12/17/2020 17:42:4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 enjoyed the labs and examples showing how to actually use and write drivers. It was very helpful to see actual implementations of a driver.</text:p>
          </table:table-cell>
          <table:table-cell/>
          <table:table-cell office:value-type="string" calcext:value-type="string">
            <text:p>The time spent on things like git that seem out of scope of what we are working on, and could be learned elsewhere.</text:p>
          </table:table-cell>
          <table:table-cell office:value-type="string" calcext:value-type="string">
            <text:p>Availability of online sessions, Open training materials that can be checked in advance</text:p>
          </table:table-cell>
          <table:table-cell office:value-type="string" calcext:value-type="string">
            <text:p>Course recommended by previous participants</text:p>
          </table:table-cell>
          <table:table-cell office:value-type="string" calcext:value-type="string">
            <text:p>Boot time reduction, Power management, Development of real-time systems, Technology and architecture consulting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4">
          <table:table-cell office:value-type="date" office:date-value="2020-12-17T17:48:53.271" calcext:value-type="date">
            <text:p>12/17/2020 17:48:53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his training needs more time, specially when more advanced topics are being introduced (DMA for instance).</text:p>
          </table:table-cell>
          <table:table-cell table:style-name="ce3" office:value-type="string" calcext:value-type="string">
            <text:p>I was expecting more practical labs, kernel debugging for instance. 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" office:value-type="string" calcext:value-type="string">
            <text:p>I believe he knows a lot on the subject. Needs some vi/vim improvement. :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o previous experience actually writing drivers, so it was quite relevant.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device tree configuration, integrating drivers in the kernel so the material is quite relevant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The instructor needs to focus a bit more. Sometimes he goes on "side quests". Shorter answers when other students ask for obvious things or just presented (student language barrier?)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mos/labs.</text:p>
          </table:table-cell>
          <table:table-cell/>
          <table:table-cell table:style-name="Default"/>
          <table:table-cell office:value-type="string" calcext:value-type="string">
            <text:p>Availability of online sessions, Open training materials that can be checked in advance, Language, Cost, Relevance at work.</text:p>
          </table:table-cell>
          <table:table-cell office:value-type="string" calcext:value-type="string">
            <text:p>Internet search engines</text:p>
          </table:table-cell>
          <table:table-cell office:value-type="string" calcext:value-type="string">
            <text:p>Not interested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ore advanced topics needs some basic/commented examples, so students can study them later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 would like more demos since the slides are quite comprehensive.</text:p>
          </table:table-cell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5">
          <table:table-cell office:value-type="date" office:date-value="2020-12-17T18:25:45.792" calcext:value-type="date">
            <text:p>12/17/2020 18:25: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ndeed, the duration was slightly longer, but I am not sure if a shorter period would help. Maybe you might consider creating splitting this course into two parts like fundamentals and advanced topics.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The materials are excellent. But please consider adding something related to virtualization as well.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ot everything was new for me, but still, I've obtained a lot of useful information.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y current job is mostly at the application level, but it is precious for my future open source contributions and personal projects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- As stated above, topics like virtualization and maybe real-time scheduling (with Xenomai) fundamentals could be added to the training. </text:p>
            <text:p>- The flickering screen issue is unhealthy for participants and becomes distracting after some time. This issue needs to be solved as quickly as possible, I think.</text:p>
            <text:p>- The slides with white background could become tiring after long hours. Please consider making a little darker version (maybe with a nice gray background) of your slides.</text:p>
            <text:p>- The video recording of the training should be shared with the participants. Due to our ongoing daily works, sometimes we can be distracted and need to go over the content. I understand your concerns about piracy, but watermarked videos prepared separately for each participant would help.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vice Trees</text:p>
          </table:table-cell>
          <table:table-cell/>
          <table:table-cell office:value-type="string" calcext:value-type="string">
            <text:p>The first is day is definitely for true beginners. (But I can understand. Without splitting course into two parts it's not possible to avoid that.)</text:p>
            <text:p/>
            <text:p>Also, the contents of the last day could be replaced by some 'deep' technical content. </text:p>
          </table:table-cell>
          <table:table-cell office:value-type="string" calcext:value-type="string">
            <text:p>Trainer, Linux has been involved in my entire career as a valuable asset. I want to pay my 'debt' by actively contributing to it. :) My motivation to join the course was to get the latest trends in kernel development quickly.</text:p>
          </table:table-cell>
          <table:table-cell office:value-type="string" calcext:value-type="string">
            <text:p>I knew you guys since the free-electrons days, probably due to your valuable contributions to the community.</text:p>
          </table:table-cell>
          <table:table-cell office:value-type="string" calcext:value-type="string">
            <text:p>Not interested</text:p>
          </table:table-cell>
          <table:table-cell office:value-type="string" calcext:value-type="string">
            <text:p>I am not sure the management would be interested (because they could be old minded sometimes), but I'll definitely share Bootlin's name with the management as a noteworthy consulting company.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ome practical DMA and PM demos should be part of the course.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Under a remote setup, it wouldn't always be possible to finish the demos on time quickly. Maybe you should speed up carrying over demos under QEMU. I would be more than happy to develop those necessary 'virtual' QEMU drivers with you. :) The practical labs for BeagleBone could remain but would be optionally tried out offline by the participants.</text:p>
          </table:table-cell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6">
          <table:table-cell office:value-type="date" office:date-value="2020-12-17T19:36:44.768" calcext:value-type="date">
            <text:p>12/17/2020 19:36: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 would say that duration of the course is too short for the given material. It would be much better to have lections distributed across an extended period of a few months with weekly lectures to gradually absorb the material and have enough practice before going forward through the following topics.</text:p>
          </table:table-cell>
          <table:table-cell table:style-name="ce3" office:value-type="string" calcext:value-type="string">
            <text:p>The learning curve of this course is too steep. The material is hard to grasp fast. I feel that I will have to dedicate a lot more time reviewing the material later on and doing labs independently. I got a general overview of the material, though.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s the lab instructions are missing some details, it caused problems in progressing through them faster.</text:p>
          </table:table-cell>
          <table:table-cell table:number-columns-repeated="5"/>
          <table:table-cell table:style-name="ce3" office:value-type="string" calcext:value-type="string">
            <text:p>The instructor is a very knowledgeable person with practical experience. The only suggestion I would make here to explore some teaching methods to make knowledge transfer more efficient. With some level of exaggeration, I may say that industry professionals and professional teachers have different mindsets. They have something to learn from each other.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n my opinion, during the second week, the training turned into reading slides what makes it less beneficial than recorded lectures.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 liked the fast way of organizing and registering for the course. However, there was a confusing schedule sent from the instruction just before the class. I suggest fixing the flickering issue of the slides in the used video platform. I think that Google Classroom and Google Meet would be more suitable for these needs.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o far, I learned how to config the kernel, compile it and load it. Everything else was quite advanced for me. Hopefully, I will be able to catch up on this on my own.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t helps me understand the concepts of what my team is doing and be more efficient in supporting it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During the course, I realized that it would be more beneficial for me to take a vacation to have enough spare time to practice labs. You may want to give this suggestion to your future students. Otherwise, there is a strong disbalance between theoretical and practical parts of the course. For the same reason, I find MOOCs more efficient for learning. Unfortunately, there are not so many courses covering Linux development yet.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inux, embedded, drivers, Yocto, security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s</text:p>
          </table:table-cell>
          <table:table-cell/>
          <table:table-cell office:value-type="string" calcext:value-type="string">
            <text:p>Demos</text:p>
          </table:table-cell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Bootlin chosen by my management</text:p>
          </table:table-cell>
          <table:table-cell office:value-type="string" calcext:value-type="string">
            <text:p>Not interested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 see low value in watching somebody else coding. It would be better to have somebody review my work while I am progressing through the course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 would trade off demos for labs.</text:p>
          </table:table-cell>
          <table:table-cell office:value-type="float" office:value="5" calcext:value-type="float">
            <text:p>5</text:p>
          </table:table-cell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09:47:01.166695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2-18T09:47:49.265486255</dc:date>
    <dc:creator>Anja Roubin</dc:creator>
    <meta:editing-duration>PT48S</meta:editing-duration>
    <meta:editing-cycles>1</meta:editing-cycles>
    <meta:document-statistic meta:table-count="1" meta:cell-count="192" meta:object-count="0"/>
  </office:meta>
</office:document-meta>
</file>